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22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800.73pt" svg:y="2824.36pt">
            <draw:object draw:notify-on-update-of-ranges="Timing.I214:Timing.R214 Timing.H215:Timing.H215 Timing.I215:Timing.R215 Timing.H216:Timing.H216 Timing.I216:Timing.R216 Timing.H217:Timing.H217 Timing.I217:Timing.R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847.9pt" svg:y="3274.61pt">
            <draw:object draw:notify-on-update-of-ranges="Timing.I249:Timing.T249 Timing.H250:Timing.H250 Timing.I250:Timing.T250 Timing.H251:Timing.H251 Timing.I251:Timing.T251 Timing.H252:Timing.H252 Timing.I252:Timing.T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41.37pt" svg:y="5789.68pt">
            <draw:object draw:notify-on-update-of-ranges="Timing.I444:Timing.U444 Timing.H445:Timing.H445 Timing.I445:Timing.U445 Timing.H446:Timing.H446 Timing.I446:Timing.U446 Timing.H447:Timing.H447 Timing.I447:Timing.U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607.8pt" svg:height="286.55pt" svg:x="789.76pt" svg:y="2436.66pt">
            <draw:object draw:notify-on-update-of-ranges="Timing.J185:Timing.N185 Timing.I186:Timing.I186 Timing.J186:Timing.N186 Timing.I187:Timing.I187 Timing.J187:Timing.N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1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>
            <draw:frame draw:z-index="1" draw:style-name="gr1" draw:text-style-name="P1" svg:width="544.93pt" svg:height="288.4pt" svg:x="0.17pt" svg:y="7.4pt">
              <draw:object draw:notify-on-update-of-ranges="Timing.I372:Timing.R372 Timing.H373:Timing.H373 Timing.I373:Timing.R373 Timing.H374:Timing.H374 Timing.I374:Timing.R374 Timing.H375:Timing.H375 Timing.I375:Timing.R375 Timing.H376:Timing.H376 Timing.I376:Timing.R3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>
            <draw:frame draw:z-index="2" draw:style-name="gr1" draw:text-style-name="P1" svg:width="705.97pt" svg:height="332.82pt" svg:x="17.49pt" svg:y="2.3pt">
              <draw:object draw:notify-on-update-of-ranges="Timing.I406:Timing.AE406 Timing.H407:Timing.H407 Timing.I407:Timing.AE407 Timing.H408:Timing.H408 Timing.I408:Timing.AE408 Timing.H409:Timing.H409 Timing.I409:Timing.AE409 Timing.H410:Timing.H410 Timing.I410:Timing.AE410 Timing.S526:Timing.S5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3d sin/cos, 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/>
          <table:table-cell>
            <draw:frame draw:z-index="3" draw:style-name="gr1" draw:text-style-name="P1" svg:width="559.73pt" svg:height="316.23pt" svg:x="22.03pt" svg:y="10.54pt">
              <draw:object draw:notify-on-update-of-ranges="Timing.I928:Timing.AD928 Timing.H929:Timing.H929 Timing.I929:Timing.AD929 Timing.H930:Timing.H930 Timing.I930:Timing.AD930 Timing.H931:Timing.H931 Timing.I931:Timing.AD93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17" office:value-type="string" calcext:value-type="string">
            <text:p>Block Mult– in unit test, 10 iteration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503" calcext:value-type="float">
            <text:p>20210503</text:p>
          </table:table-cell>
          <table:table-cell table:style-name="Default" office:value-type="string" calcext:value-type="string">
            <text:p>e169efd</text:p>
          </table:table-cell>
          <table:table-cell table:style-name="Default" office:value-type="string" calcext:value-type="string">
            <text:p>silke</text:p>
          </table:table-cell>
          <table:table-cell table:style-name="Default" office:value-type="string" calcext:value-type="string">
            <text:p>pi4-64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158161" calcext:value-type="float">
            <text:p>0.158161</text:p>
          </table:table-cell>
          <table:table-cell table:style-name="Default" office:value-type="string" calcext:value-type="string">
            <text:p>compile Full mul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08195" calcext:value-type="float">
            <text:p>0.008195</text:p>
          </table:table-cell>
          <table:table-cell table:style-name="Default" office:value-type="string" calcext:value-type="string">
            <text:p>Full mult</text:p>
          </table:table-cell>
          <table:table-cell office:value-type="string" calcext:value-type="string">
            <text:p>P3 full -n=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295973" calcext:value-type="float">
            <text:p>0.295973</text:p>
          </table:table-cell>
          <table:table-cell office:value-type="float" office:value="0.510172" calcext:value-type="float">
            <text:p>0.510172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257056" calcext:value-type="float">
            <text:p>1.257056</text:p>
          </table:table-cell>
          <table:table-cell office:value-type="float" office:value="1.897499" calcext:value-type="float">
            <text:p>1.897499</text:p>
          </table:table-cell>
          <table:table-cell office:value-type="float" office:value="2.419644" calcext:value-type="float">
            <text:p>2.419644</text:p>
          </table:table-cell>
          <table:table-cell office:value-type="float" office:value="3.549483" calcext:value-type="float">
            <text:p>3.549483</text:p>
          </table:table-cell>
          <table:table-cell office:value-type="float" office:value="4.652257" calcext:value-type="float">
            <text:p>4.652257</text:p>
          </table:table-cell>
          <table:table-cell office:value-type="float" office:value="6.023474" calcext:value-type="float">
            <text:p>6.023474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8.91678" calcext:value-type="float">
            <text:p>8.91678</text:p>
          </table:table-cell>
          <table:table-cell office:value-type="float" office:value="10.798172" calcext:value-type="float">
            <text:p>10.798172</text:p>
          </table:table-cell>
          <table:table-cell office:value-type="float" office:value="13.133143" calcext:value-type="float">
            <text:p>13.133143</text:p>
          </table:table-cell>
          <table:table-cell office:value-type="float" office:value="15.184273" calcext:value-type="float">
            <text:p>15.184273</text:p>
          </table:table-cell>
          <table:table-cell office:value-type="float" office:value="17.453051" calcext:value-type="float">
            <text:p>17.453051</text:p>
          </table:table-cell>
          <table:table-cell office:value-type="float" office:value="20.335482" calcext:value-type="float">
            <text:p>20.335482</text:p>
          </table:table-cell>
          <table:table-cell office:value-type="float" office:value="23.861704" calcext:value-type="float">
            <text:p>23.861704</text:p>
          </table:table-cell>
          <table:table-cell office:value-type="float" office:value="24.089616" calcext:value-type="float">
            <text:p>24.089616</text:p>
          </table:table-cell>
          <table:table-cell office:value-type="float" office:value="26.899864" calcext:value-type="float">
            <text:p>26.899864</text:p>
          </table:table-cell>
          <table:table-cell office:value-type="float" office:value="30.480137" calcext:value-type="float">
            <text:p>30.480137</text:p>
          </table:table-cell>
          <table:table-cell office:value-type="float" office:value="34.290126" calcext:value-type="float">
            <text:p>34.290126</text:p>
          </table:table-cell>
          <table:table-cell office:value-type="float" office:value="38.34086" calcext:value-type="float">
            <text:p>38.34086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218" calcext:value-type="float">
            <text:p>0.002218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Pi3 full -n=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59048" calcext:value-type="float">
            <text:p>0.059048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628131" calcext:value-type="float">
            <text:p>0.628131</text:p>
          </table:table-cell>
          <table:table-cell office:value-type="float" office:value="0.934243" calcext:value-type="float">
            <text:p>0.934243</text:p>
          </table:table-cell>
          <table:table-cell office:value-type="float" office:value="1.31319" calcext:value-type="float">
            <text:p>1.3131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38285" calcext:value-type="float">
            <text:p>2.138285</text:p>
          </table:table-cell>
          <table:table-cell office:value-type="float" office:value="2.837682" calcext:value-type="float">
            <text:p>2.837682</text:p>
          </table:table-cell>
          <table:table-cell office:value-type="float" office:value="3.566144" calcext:value-type="float">
            <text:p>3.566144</text:p>
          </table:table-cell>
          <table:table-cell office:value-type="float" office:value="4.284831" calcext:value-type="float">
            <text:p>4.284831</text:p>
          </table:table-cell>
          <table:table-cell office:value-type="float" office:value="4.89005" calcext:value-type="float">
            <text:p>4.89005</text:p>
          </table:table-cell>
          <table:table-cell office:value-type="float" office:value="5.992877" calcext:value-type="float">
            <text:p>5.992877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48187" calcext:value-type="float">
            <text:p>8.848187</text:p>
          </table:table-cell>
          <table:table-cell office:value-type="float" office:value="9.134333" calcext:value-type="float">
            <text:p>9.134333</text:p>
          </table:table-cell>
          <table:table-cell office:value-type="float" office:value="11.169195" calcext:value-type="float">
            <text:p>11.169195</text:p>
          </table:table-cell>
          <table:table-cell office:value-type="float" office:value="11.684691" calcext:value-type="float">
            <text:p>11.684691</text:p>
          </table:table-cell>
          <table:table-cell office:value-type="float" office:value="12.746624" calcext:value-type="float">
            <text:p>12.746624</text:p>
          </table:table-cell>
          <table:table-cell office:value-type="float" office:value="14.38107" calcext:value-type="float">
            <text:p>14.38107</text:p>
          </table:table-cell>
          <table:table-cell office:value-type="float" office:value="16.172447" calcext:value-type="float">
            <text:p>16.172447</text:p>
          </table:table-cell>
          <table:table-cell office:value-type="float" office:value="18.105789" calcext:value-type="float">
            <text:p>18.105789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32</text:p>
          </table:table-cell>
          <table:table-cell office:value-type="float" office:value="0.233765" calcext:value-type="float">
            <text:p>0.233765</text:p>
          </table:table-cell>
          <table:table-cell table:style-name="Default" office:value-type="string" calcext:value-type="string">
            <text:p>compile Block mult</text:p>
          </table:table-cell>
          <table:table-cell office:value-type="string" calcext:value-type="string">
            <text:p>Pi3 full -n=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13555" calcext:value-type="float">
            <text:p>0.013555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89945" calcext:value-type="float">
            <text:p>0.389945</text:p>
          </table:table-cell>
          <table:table-cell office:value-type="float" office:value="0.523071" calcext:value-type="float">
            <text:p>0.523071</text:p>
          </table:table-cell>
          <table:table-cell office:value-type="float" office:value="0.749189" calcext:value-type="float">
            <text:p>0.74918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.260941" calcext:value-type="float">
            <text:p>1.260941</text:p>
          </table:table-cell>
          <table:table-cell office:value-type="float" office:value="1.621595" calcext:value-type="float">
            <text:p>1.621595</text:p>
          </table:table-cell>
          <table:table-cell office:value-type="float" office:value="2.030462" calcext:value-type="float">
            <text:p>2.030462</text:p>
          </table:table-cell>
          <table:table-cell office:value-type="float" office:value="2.506006" calcext:value-type="float">
            <text:p>2.506006</text:p>
          </table:table-cell>
          <table:table-cell office:value-type="float" office:value="2.727857" calcext:value-type="float">
            <text:p>2.727857</text:p>
          </table:table-cell>
          <table:table-cell office:value-type="float" office:value="3.405782" calcext:value-type="float">
            <text:p>3.405782</text:p>
          </table:table-cell>
          <table:table-cell office:value-type="float" office:value="3.814954" calcext:value-type="float">
            <text:p>3.814954</text:p>
          </table:table-cell>
          <table:table-cell office:value-type="float" office:value="4.252371" calcext:value-type="float">
            <text:p>4.252371</text:p>
          </table:table-cell>
          <table:table-cell office:value-type="float" office:value="4.960841" calcext:value-type="float">
            <text:p>4.960841</text:p>
          </table:table-cell>
          <table:table-cell office:value-type="float" office:value="5.909477" calcext:value-type="float">
            <text:p>5.909477</text:p>
          </table:table-cell>
          <table:table-cell office:value-type="float" office:value="6.149574" calcext:value-type="float">
            <text:p>6.149574</text:p>
          </table:table-cell>
          <table:table-cell office:value-type="float" office:value="6.840235" calcext:value-type="float">
            <text:p>6.840235</text:p>
          </table:table-cell>
          <table:table-cell office:value-type="float" office:value="8.632327" calcext:value-type="float">
            <text:p>8.632327</text:p>
          </table:table-cell>
          <table:table-cell office:value-type="float" office:value="9.171333" calcext:value-type="float">
            <text:p>9.171333</text:p>
          </table:table-cell>
          <table:table-cell office:value-type="float" office:value="9.976311" calcext:value-type="float">
            <text:p>9.976311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14208" calcext:value-type="float">
            <text:p>0.014208</text:p>
          </table:table-cell>
          <table:table-cell table:style-name="Default" office:value-type="string" calcext:value-type="string">
            <text:p>Block mult</text:p>
          </table:table-cell>
          <table:table-cell office:value-type="string" calcext:value-type="string">
            <text:p>Pi3 full -n=12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00714" calcext:value-type="float">
            <text:p>0.300714</text:p>
          </table:table-cell>
          <table:table-cell office:value-type="float" office:value="0.429994" calcext:value-type="float">
            <text:p>0.429994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746288" calcext:value-type="float">
            <text:p>0.746288</text:p>
          </table:table-cell>
          <table:table-cell office:value-type="float" office:value="0.912538" calcext:value-type="float">
            <text:p>0.912538</text:p>
          </table:table-cell>
          <table:table-cell office:value-type="float" office:value="1.234952" calcext:value-type="float">
            <text:p>1.234952</text:p>
          </table:table-cell>
          <table:table-cell office:value-type="float" office:value="1.514788" calcext:value-type="float">
            <text:p>1.514788</text:p>
          </table:table-cell>
          <table:table-cell office:value-type="float" office:value="1.880915" calcext:value-type="float">
            <text:p>1.880915</text:p>
          </table:table-cell>
          <table:table-cell office:value-type="float" office:value="1.884774" calcext:value-type="float">
            <text:p>1.884774</text:p>
          </table:table-cell>
          <table:table-cell office:value-type="float" office:value="2.152213" calcext:value-type="float">
            <text:p>2.152213</text:p>
          </table:table-cell>
          <table:table-cell office:value-type="float" office:value="2.613264" calcext:value-type="float">
            <text:p>2.613264</text:p>
          </table:table-cell>
          <table:table-cell office:value-type="float" office:value="3.033747" calcext:value-type="float">
            <text:p>3.033747</text:p>
          </table:table-cell>
          <table:table-cell office:value-type="float" office:value="3.526375" calcext:value-type="float">
            <text:p>3.526375</text:p>
          </table:table-cell>
          <table:table-cell office:value-type="float" office:value="3.987187" calcext:value-type="float">
            <text:p>3.987187</text:p>
          </table:table-cell>
          <table:table-cell office:value-type="float" office:value="4.257734" calcext:value-type="float">
            <text:p>4.257734</text:p>
          </table:table-cell>
          <table:table-cell office:value-type="float" office:value="4.885092" calcext:value-type="float">
            <text:p>4.885092</text:p>
          </table:table-cell>
          <table:table-cell office:value-type="float" office:value="5.689846" calcext:value-type="float">
            <text:p>5.689846</text:p>
          </table:table-cell>
          <table:table-cell office:value-type="float" office:value="6.469028" calcext:value-type="float">
            <text:p>6.469028</text:p>
          </table:table-cell>
          <table:table-cell office:value-type="float" office:value="7.03932" calcext:value-type="float">
            <text:p>7.03932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99" calcext:value-type="float">
            <text:p>0.00299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Pi3 block -n=1</text:p>
          </table:table-cell>
          <table:table-cell office:value-type="float" office:value="0.023492" calcext:value-type="float">
            <text:p>0.023492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432476" calcext:value-type="float">
            <text:p>0.432476</text:p>
          </table:table-cell>
          <table:table-cell office:value-type="float" office:value="0.811154" calcext:value-type="float">
            <text:p>0.811154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822423" calcext:value-type="float">
            <text:p>1.822423</text:p>
          </table:table-cell>
          <table:table-cell office:value-type="float" office:value="2.653614" calcext:value-type="float">
            <text:p>2.653614</text:p>
          </table:table-cell>
          <table:table-cell office:value-type="float" office:value="3.51391" calcext:value-type="float">
            <text:p>3.51391</text:p>
          </table:table-cell>
          <table:table-cell office:value-type="float" office:value="4.766537" calcext:value-type="float">
            <text:p>4.766537</text:p>
          </table:table-cell>
          <table:table-cell office:value-type="float" office:value="5.941849" calcext:value-type="float">
            <text:p>5.941849</text:p>
          </table:table-cell>
          <table:table-cell office:value-type="float" office:value="7.56293" calcext:value-type="float">
            <text:p>7.56293</text:p>
          </table:table-cell>
          <table:table-cell office:value-type="float" office:value="9.405276" calcext:value-type="float">
            <text:p>9.405276</text:p>
          </table:table-cell>
          <table:table-cell office:value-type="float" office:value="11.213092" calcext:value-type="float">
            <text:p>11.213092</text:p>
          </table:table-cell>
          <table:table-cell office:value-type="float" office:value="13.573387" calcext:value-type="float">
            <text:p>13.573387</text:p>
          </table:table-cell>
          <table:table-cell office:value-type="float" office:value="15.77623" calcext:value-type="float">
            <text:p>15.77623</text:p>
          </table:table-cell>
          <table:table-cell office:value-type="float" office:value="18.750967" calcext:value-type="float">
            <text:p>18.750967</text:p>
          </table:table-cell>
          <table:table-cell office:value-type="float" office:value="21.427746" calcext:value-type="float">
            <text:p>21.427746</text:p>
          </table:table-cell>
          <table:table-cell office:value-type="float" office:value="23.842691" calcext:value-type="float">
            <text:p>23.842691</text:p>
          </table:table-cell>
          <table:table-cell office:value-type="float" office:value="27.837709" calcext:value-type="float">
            <text:p>27.837709</text:p>
          </table:table-cell>
          <table:table-cell office:value-type="float" office:value="30.810301" calcext:value-type="float">
            <text:p>30.810301</text:p>
          </table:table-cell>
          <table:table-cell office:value-type="float" office:value="34.939077" calcext:value-type="float">
            <text:p>34.939077</text:p>
          </table:table-cell>
          <table:table-cell office:value-type="float" office:value="39.012501" calcext:value-type="float">
            <text:p>39.012501</text:p>
          </table:table-cell>
          <table:table-cell office:value-type="float" office:value="43.784555" calcext:value-type="float">
            <text:p>43.784555</text:p>
          </table:table-cell>
          <table:table-cell office:value-type="float" office:value="48.447356" calcext:value-type="float">
            <text:p>48.447356</text:p>
          </table:table-cell>
          <table:table-cell office:value-type="float" office:value="53.973023" calcext:value-type="float">
            <text:p>53.973023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174235" calcext:value-type="float">
            <text:p>0.174235</text:p>
          </table:table-cell>
          <table:table-cell table:style-name="Default" office:value-type="string" calcext:value-type="string">
            <text:p>compile Full mult</text:p>
          </table:table-cell>
          <table:table-cell office:value-type="string" calcext:value-type="string">
            <text:p>Pi3 block -n=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74096" calcext:value-type="float">
            <text:p>0.074096</text:p>
          </table:table-cell>
          <table:table-cell office:value-type="float" office:value="0.148374" calcext:value-type="float">
            <text:p>0.148374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809925" calcext:value-type="float">
            <text:p>0.809925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1.992679" calcext:value-type="float">
            <text:p>1.992679</text:p>
          </table:table-cell>
          <table:table-cell office:value-type="float" office:value="2.480137" calcext:value-type="float">
            <text:p>2.480137</text:p>
          </table:table-cell>
          <table:table-cell office:value-type="float" office:value="3.249081" calcext:value-type="float">
            <text:p>3.249081</text:p>
          </table:table-cell>
          <table:table-cell office:value-type="float" office:value="3.889204" calcext:value-type="float">
            <text:p>3.889204</text:p>
          </table:table-cell>
          <table:table-cell office:value-type="float" office:value="4.880118" calcext:value-type="float">
            <text:p>4.880118</text:p>
          </table:table-cell>
          <table:table-cell office:value-type="float" office:value="5.152932" calcext:value-type="float">
            <text:p>5.152932</text:p>
          </table:table-cell>
          <table:table-cell office:value-type="float" office:value="6.492736" calcext:value-type="float">
            <text:p>6.492736</text:p>
          </table:table-cell>
          <table:table-cell office:value-type="float" office:value="7.587917" calcext:value-type="float">
            <text:p>7.587917</text:p>
          </table:table-cell>
          <table:table-cell office:value-type="float" office:value="9.138817" calcext:value-type="float">
            <text:p>9.138817</text:p>
          </table:table-cell>
          <table:table-cell office:value-type="float" office:value="10.127571" calcext:value-type="float">
            <text:p>10.127571</text:p>
          </table:table-cell>
          <table:table-cell office:value-type="float" office:value="11.445454" calcext:value-type="float">
            <text:p>11.445454</text:p>
          </table:table-cell>
          <table:table-cell office:value-type="float" office:value="11.985164" calcext:value-type="float">
            <text:p>11.985164</text:p>
          </table:table-cell>
          <table:table-cell office:value-type="float" office:value="13.621269" calcext:value-type="float">
            <text:p>13.621269</text:p>
          </table:table-cell>
          <table:table-cell office:value-type="float" office:value="17.288281" calcext:value-type="float">
            <text:p>17.288281</text:p>
          </table:table-cell>
          <table:table-cell office:value-type="float" office:value="19.293726" calcext:value-type="float">
            <text:p>19.293726</text:p>
          </table:table-cell>
          <table:table-cell office:value-type="float" office:value="21.526641" calcext:value-type="float">
            <text:p>21.526641</text:p>
          </table:table-cell>
          <table:table-cell office:value-type="float" office:value="23.492025" calcext:value-type="float">
            <text:p>23.492025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31683" calcext:value-type="float">
            <text:p>0.031683</text:p>
          </table:table-cell>
          <table:table-cell table:style-name="Default" office:value-type="string" calcext:value-type="string">
            <text:p>Full mult</text:p>
          </table:table-cell>
          <table:table-cell office:value-type="string" calcext:value-type="string">
            <text:p>Pi3 block -n=8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186041" calcext:value-type="float">
            <text:p>0.186041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95829" calcext:value-type="float">
            <text:p>0.395829</text:p>
          </table:table-cell>
          <table:table-cell office:value-type="float" office:value="0.540941" calcext:value-type="float">
            <text:p>0.540941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1.392117" calcext:value-type="float">
            <text:p>1.392117</text:p>
          </table:table-cell>
          <table:table-cell office:value-type="float" office:value="1.611516" calcext:value-type="float">
            <text:p>1.611516</text:p>
          </table:table-cell>
          <table:table-cell office:value-type="float" office:value="2.072468" calcext:value-type="float">
            <text:p>2.072468</text:p>
          </table:table-cell>
          <table:table-cell office:value-type="float" office:value="2.485468" calcext:value-type="float">
            <text:p>2.485468</text:p>
          </table:table-cell>
          <table:table-cell office:value-type="float" office:value="2.878172" calcext:value-type="float">
            <text:p>2.878172</text:p>
          </table:table-cell>
          <table:table-cell office:value-type="float" office:value="3.009091" calcext:value-type="float">
            <text:p>3.009091</text:p>
          </table:table-cell>
          <table:table-cell office:value-type="float" office:value="3.766742" calcext:value-type="float">
            <text:p>3.766742</text:p>
          </table:table-cell>
          <table:table-cell office:value-type="float" office:value="4.303339" calcext:value-type="float">
            <text:p>4.303339</text:p>
          </table:table-cell>
          <table:table-cell office:value-type="float" office:value="4.709142" calcext:value-type="float">
            <text:p>4.709142</text:p>
          </table:table-cell>
          <table:table-cell office:value-type="float" office:value="5.685758" calcext:value-type="float">
            <text:p>5.685758</text:p>
          </table:table-cell>
          <table:table-cell office:value-type="float" office:value="6.322344" calcext:value-type="float">
            <text:p>6.322344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7.854706" calcext:value-type="float">
            <text:p>7.854706</text:p>
          </table:table-cell>
          <table:table-cell office:value-type="float" office:value="9.133705" calcext:value-type="float">
            <text:p>9.133705</text:p>
          </table:table-cell>
          <table:table-cell office:value-type="float" office:value="9.779765" calcext:value-type="float">
            <text:p>9.779765</text:p>
          </table:table-cell>
          <table:table-cell office:value-type="float" office:value="10.549616" calcext:value-type="float">
            <text:p>10.54961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6218" calcext:value-type="float">
            <text:p>0.006218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Pi3 block -n=12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61906" calcext:value-type="float">
            <text:p>0.061906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451143" calcext:value-type="float">
            <text:p>0.451143</text:p>
          </table:table-cell>
          <table:table-cell office:value-type="float" office:value="0.43534" calcext:value-type="float">
            <text:p>0.43534</text:p>
          </table:table-cell>
          <table:table-cell office:value-type="float" office:value="0.806895" calcext:value-type="float">
            <text:p>0.806895</text:p>
          </table:table-cell>
          <table:table-cell office:value-type="float" office:value="1.011592" calcext:value-type="float">
            <text:p>1.011592</text:p>
          </table:table-cell>
          <table:table-cell office:value-type="float" office:value="1.241624" calcext:value-type="float">
            <text:p>1.241624</text:p>
          </table:table-cell>
          <table:table-cell office:value-type="float" office:value="1.510554" calcext:value-type="float">
            <text:p>1.510554</text:p>
          </table:table-cell>
          <table:table-cell office:value-type="float" office:value="1.819359" calcext:value-type="float">
            <text:p>1.819359</text:p>
          </table:table-cell>
          <table:table-cell office:value-type="float" office:value="1.681095" calcext:value-type="float">
            <text:p>1.681095</text:p>
          </table:table-cell>
          <table:table-cell office:value-type="float" office:value="2.131472" calcext:value-type="float">
            <text:p>2.131472</text:p>
          </table:table-cell>
          <table:table-cell office:value-type="float" office:value="2.514422" calcext:value-type="float">
            <text:p>2.514422</text:p>
          </table:table-cell>
          <table:table-cell office:value-type="float" office:value="2.836226" calcext:value-type="float">
            <text:p>2.836226</text:p>
          </table:table-cell>
          <table:table-cell office:value-type="float" office:value="3.250722" calcext:value-type="float">
            <text:p>3.250722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4.196757" calcext:value-type="float">
            <text:p>4.196757</text:p>
          </table:table-cell>
          <table:table-cell office:value-type="float" office:value="4.797926" calcext:value-type="float">
            <text:p>4.797926</text:p>
          </table:table-cell>
          <table:table-cell office:value-type="float" office:value="5.46686" calcext:value-type="float">
            <text:p>5.46686</text:p>
          </table:table-cell>
          <table:table-cell office:value-type="float" office:value="6.088581" calcext:value-type="float">
            <text:p>6.088581</text:p>
          </table:table-cell>
          <table:table-cell office:value-type="float" office:value="6.721509" calcext:value-type="float">
            <text:p>6.721509</text:p>
          </table:table-cell>
          <table:table-cell office:value-type="float" office:value="7.880914" calcext:value-type="float">
            <text:p>7.88091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276149" calcext:value-type="float">
            <text:p>0.276149</text:p>
          </table:table-cell>
          <table:table-cell table:style-name="Default" office:value-type="string" calcext:value-type="string">
            <text:p>compile Block mult</text:p>
          </table:table-cell>
          <table:table-cell office:value-type="string" calcext:value-type="string">
            <text:p>Pi4-64 full -n=1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145685" calcext:value-type="float">
            <text:p>0.145685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563212" calcext:value-type="float">
            <text:p>0.563212</text:p>
          </table:table-cell>
          <table:table-cell office:value-type="float" office:value="0.790538" calcext:value-type="float">
            <text:p>0.790538</text:p>
          </table:table-cell>
          <table:table-cell office:value-type="float" office:value="1.205929" calcext:value-type="float">
            <text:p>1.205929</text:p>
          </table:table-cell>
          <table:table-cell office:value-type="float" office:value="1.590564" calcext:value-type="float">
            <text:p>1.590564</text:p>
          </table:table-cell>
          <table:table-cell office:value-type="float" office:value="1.998456" calcext:value-type="float">
            <text:p>1.998456</text:p>
          </table:table-cell>
          <table:table-cell office:value-type="float" office:value="2.543847" calcext:value-type="float">
            <text:p>2.543847</text:p>
          </table:table-cell>
          <table:table-cell office:value-type="float" office:value="3.120268" calcext:value-type="float">
            <text:p>3.120268</text:p>
          </table:table-cell>
          <table:table-cell office:value-type="float" office:value="3.805345" calcext:value-type="float">
            <text:p>3.805345</text:p>
          </table:table-cell>
          <table:table-cell office:value-type="float" office:value="4.615666" calcext:value-type="float">
            <text:p>4.61566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8.378145" calcext:value-type="float">
            <text:p>8.378145</text:p>
          </table:table-cell>
          <table:table-cell office:value-type="float" office:value="8.818791" calcext:value-type="float">
            <text:p>8.818791</text:p>
          </table:table-cell>
          <table:table-cell office:value-type="float" office:value="10.090119" calcext:value-type="float">
            <text:p>10.090119</text:p>
          </table:table-cell>
          <table:table-cell office:value-type="float" office:value="13.235677" calcext:value-type="float">
            <text:p>13.235677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20.806862" calcext:value-type="float">
            <text:p>20.806862</text:p>
          </table:table-cell>
          <table:table-cell office:value-type="float" office:value="32.432152" calcext:value-type="float">
            <text:p>32.432152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24.069571" calcext:value-type="float">
            <text:p>24.069571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55811" calcext:value-type="float">
            <text:p>0.055811</text:p>
          </table:table-cell>
          <table:table-cell table:style-name="Default" office:value-type="string" calcext:value-type="string">
            <text:p>Block mult</text:p>
          </table:table-cell>
          <table:table-cell office:value-type="string" calcext:value-type="string">
            <text:p>Pi4-64 full -n=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8609" calcext:value-type="float">
            <text:p>0.088609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49402" calcext:value-type="float">
            <text:p>0.249402</text:p>
          </table:table-cell>
          <table:table-cell office:value-type="float" office:value="0.304661" calcext:value-type="float">
            <text:p>0.304661</text:p>
          </table:table-cell>
          <table:table-cell office:value-type="float" office:value="0.399475" calcext:value-type="float">
            <text:p>0.399475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1.434297" calcext:value-type="float">
            <text:p>1.434297</text:p>
          </table:table-cell>
          <table:table-cell office:value-type="float" office:value="1.699447" calcext:value-type="float">
            <text:p>1.699447</text:p>
          </table:table-cell>
          <table:table-cell office:value-type="float" office:value="1.140655" calcext:value-type="float">
            <text:p>1.140655</text:p>
          </table:table-cell>
          <table:table-cell office:value-type="float" office:value="2.378088" calcext:value-type="float">
            <text:p>2.378088</text:p>
          </table:table-cell>
          <table:table-cell office:value-type="float" office:value="2.748344" calcext:value-type="float">
            <text:p>2.748344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376304" calcext:value-type="float">
            <text:p>3.376304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2.970874" calcext:value-type="float">
            <text:p>2.970874</text:p>
          </table:table-cell>
          <table:table-cell table:number-columns-repeated="991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9281" calcext:value-type="float">
            <text:p>0.00928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Pi4-64 block -n=1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55811" calcext:value-type="float">
            <text:p>0.05581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583035" calcext:value-type="float">
            <text:p>0.583035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1.146657" calcext:value-type="float">
            <text:p>1.146657</text:p>
          </table:table-cell>
          <table:table-cell office:value-type="float" office:value="1.510728" calcext:value-type="float">
            <text:p>1.510728</text:p>
          </table:table-cell>
          <table:table-cell office:value-type="float" office:value="1.952475" calcext:value-type="float">
            <text:p>1.952475</text:p>
          </table:table-cell>
          <table:table-cell office:value-type="float" office:value="2.913386" calcext:value-type="float">
            <text:p>2.913386</text:p>
          </table:table-cell>
          <table:table-cell office:value-type="float" office:value="6.452958" calcext:value-type="float">
            <text:p>6.452958</text:p>
          </table:table-cell>
          <table:table-cell office:value-type="float" office:value="5.735005" calcext:value-type="float">
            <text:p>5.735005</text:p>
          </table:table-cell>
          <table:table-cell office:value-type="float" office:value="8.630354" calcext:value-type="float">
            <text:p>8.630354</text:p>
          </table:table-cell>
          <table:table-cell office:value-type="float" office:value="7.770251" calcext:value-type="float">
            <text:p>7.770251</text:p>
          </table:table-cell>
          <table:table-cell office:value-type="float" office:value="9.957042" calcext:value-type="float">
            <text:p>9.957042</text:p>
          </table:table-cell>
          <table:table-cell office:value-type="float" office:value="13.020107" calcext:value-type="float">
            <text:p>13.020107</text:p>
          </table:table-cell>
          <table:table-cell office:value-type="float" office:value="13.820134" calcext:value-type="float">
            <text:p>13.820134</text:p>
          </table:table-cell>
          <table:table-cell office:value-type="float" office:value="18.405699" calcext:value-type="float">
            <text:p>18.405699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17.365067" calcext:value-type="float">
            <text:p>17.365067</text:p>
          </table:table-cell>
          <table:table-cell office:value-type="float" office:value="27.595544" calcext:value-type="float">
            <text:p>27.595544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33.35246" calcext:value-type="float">
            <text:p>33.35246</text:p>
          </table:table-cell>
          <table:table-cell office:value-type="float" office:value="35.146882" calcext:value-type="float">
            <text:p>35.146882</text:p>
          </table:table-cell>
          <table:table-cell office:value-type="float" office:value="39.42689" calcext:value-type="float">
            <text:p>39.42689</text:p>
          </table:table-cell>
          <table:table-cell office:value-type="float" office:value="43.334053" calcext:value-type="float">
            <text:p>43.334053</text:p>
          </table:table-cell>
          <table:table-cell office:value-type="float" office:value="45.185393" calcext:value-type="float">
            <text:p>45.185393</text:p>
          </table:table-cell>
          <table:table-cell office:value-type="float" office:value="49.938726" calcext:value-type="float">
            <text:p>49.938726</text:p>
          </table:table-cell>
          <table:table-cell office:value-type="float" office:value="50.339155" calcext:value-type="float">
            <text:p>50.339155</text:p>
          </table:table-cell>
          <table:table-cell office:value-type="float" office:value="55.670253" calcext:value-type="float">
            <text:p>55.670253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225707" calcext:value-type="float">
            <text:p>0.225707</text:p>
          </table:table-cell>
          <table:table-cell table:style-name="Default" office:value-type="string" calcext:value-type="string">
            <text:p>compile Full mult</text:p>
          </table:table-cell>
          <table:table-cell office:value-type="string" calcext:value-type="string">
            <text:p>Pi4-64 block -n=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58297" calcext:value-type="float">
            <text:p>0.058297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221307" calcext:value-type="float">
            <text:p>0.22130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1.083806" calcext:value-type="float">
            <text:p>1.083806</text:p>
          </table:table-cell>
          <table:table-cell office:value-type="float" office:value="1.291524" calcext:value-type="float">
            <text:p>1.291524</text:p>
          </table:table-cell>
          <table:table-cell office:value-type="float" office:value="1.536153" calcext:value-type="float">
            <text:p>1.536153</text:p>
          </table:table-cell>
          <table:table-cell office:value-type="float" office:value="1.7882" calcext:value-type="float">
            <text:p>1.7882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2.397848" calcext:value-type="float">
            <text:p>2.397848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128687" calcext:value-type="float">
            <text:p>3.128687</text:p>
          </table:table-cell>
          <table:table-cell office:value-type="float" office:value="3.81947" calcext:value-type="float">
            <text:p>3.81947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4.075937" calcext:value-type="float">
            <text:p>4.075937</text:p>
          </table:table-cell>
          <table:table-cell office:value-type="float" office:value="5.115052" calcext:value-type="float">
            <text:p>5.115052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5.258296" calcext:value-type="float">
            <text:p>5.258296</text:p>
          </table:table-cell>
          <table:table-cell office:value-type="float" office:value="6.711325" calcext:value-type="float">
            <text:p>6.711325</text:p>
          </table:table-cell>
          <table:table-cell office:value-type="float" office:value="5.198809" calcext:value-type="float">
            <text:p>5.198809</text:p>
          </table:table-cell>
          <table:table-cell office:value-type="float" office:value="5.689355" calcext:value-type="float">
            <text:p>5.689355</text:p>
          </table:table-cell>
          <table:table-cell office:value-type="float" office:value="5.948296" calcext:value-type="float">
            <text:p>5.948296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07533" calcext:value-type="float">
            <text:p>0.07533</text:p>
          </table:table-cell>
          <table:table-cell table:style-name="Default" office:value-type="string" calcext:value-type="string">
            <text:p>Full mult</text:p>
          </table:table-cell>
          <table:table-cell/>
          <table:table-cell>
            <draw:frame draw:z-index="7" draw:style-name="gr1" draw:text-style-name="P1" svg:width="694.71pt" svg:height="408.87pt" svg:x="1.96pt" svg:y="12.61pt">
              <draw:object draw:notify-on-update-of-ranges="Timing.H1110:Timing.H1110 Timing.I1110:Timing.AM1110 Timing.H1120:Timing.H1120 Timing.I1120:Timing.AM1120 Timing.H1122:Timing.H1122 Timing.I1122:Timing.AM112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1341" calcext:value-type="float">
            <text:p>0.0134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308183" calcext:value-type="float">
            <text:p>0.308183</text:p>
          </table:table-cell>
          <table:table-cell table:style-name="Default"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129277" calcext:value-type="float">
            <text:p>0.129277</text:p>
          </table:table-cell>
          <table:table-cell table:style-name="Default"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20125" calcext:value-type="float">
            <text:p>0.020125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286054" calcext:value-type="float">
            <text:p>0.286054</text:p>
          </table:table-cell>
          <table:table-cell table:style-name="Default"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145685" calcext:value-type="float">
            <text:p>0.145685</text:p>
          </table:table-cell>
          <table:table-cell table:style-name="Default"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128</text:p>
          </table:table-cell>
          <table:table-cell office:value-type="float" office:value="0.024556" calcext:value-type="float">
            <text:p>0.024556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34898" calcext:value-type="float">
            <text:p>0.34898</text:p>
          </table:table-cell>
          <table:table-cell table:style-name="Default"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239092" calcext:value-type="float">
            <text:p>0.239092</text:p>
          </table:table-cell>
          <table:table-cell table:style-name="Default"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28</text:p>
          </table:table-cell>
          <table:table-cell office:value-type="float" office:value="0.036434" calcext:value-type="float">
            <text:p>0.0364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354952" calcext:value-type="float">
            <text:p>0.3549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24717" calcext:value-type="float">
            <text:p>0.2471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40461" calcext:value-type="float">
            <text:p>0.040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388923" calcext:value-type="float">
            <text:p>0.3889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58297" calcext:value-type="float">
            <text:p>0.058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40215" calcext:value-type="float">
            <text:p>0.4402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384656" calcext:value-type="float">
            <text:p>0.3846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61494" calcext:value-type="float">
            <text:p>0.0614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6524" calcext:value-type="float">
            <text:p>0.4652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583035" calcext:value-type="float">
            <text:p>0.58303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86988" calcext:value-type="float">
            <text:p>0.086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3739" calcext:value-type="float">
            <text:p>0.537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563212" calcext:value-type="float">
            <text:p>0.5632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088609" calcext:value-type="float">
            <text:p>0.08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28411" calcext:value-type="float">
            <text:p>0.528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832769" calcext:value-type="float">
            <text:p>0.83276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122987" calcext:value-type="float">
            <text:p>0.1229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46516" calcext:value-type="float">
            <text:p>0.64651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0.790538" calcext:value-type="float">
            <text:p>0.79053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25948" calcext:value-type="float">
            <text:p>0.1259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04013" calcext:value-type="float">
            <text:p>0.604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1.146657" calcext:value-type="float">
            <text:p>1.1466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73091" calcext:value-type="float">
            <text:p>0.173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205929" calcext:value-type="float">
            <text:p>1.205929</text:p>
          </table:table-cell>
          <table:table-cell office:value-type="string" calcext:value-type="string">
            <text:p>Full mult</text:p>
          </table:table-cell>
          <table:table-cell/>
          <table:table-cell>
            <draw:frame draw:z-index="8" draw:style-name="gr1" draw:text-style-name="P1" svg:width="606.59pt" svg:height="316.26pt" svg:x="12.9pt" svg:y="9.61pt">
              <draw:object draw:notify-on-update-of-ranges="Timing.H1110:Timing.H1110 Timing.I1110:Timing.Z1110 Timing.H1119:Timing.H1119 Timing.I1119:Timing.Z1119 Timing.H1120:Timing.H1120 Timing.I1120:Timing.Z1120 Timing.H1121:Timing.H1121 Timing.I1121:Timing.Z1121 Timing.H1122:Timing.H1122 Timing.I1122:Timing.Z112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184956" calcext:value-type="float">
            <text:p>0.184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655003" calcext:value-type="float">
            <text:p>0.65500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510728" calcext:value-type="float">
            <text:p>1.5107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221307" calcext:value-type="float">
            <text:p>0.2213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937676" calcext:value-type="float">
            <text:p>0.9376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590564" calcext:value-type="float">
            <text:p>1.590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249402" calcext:value-type="float">
            <text:p>0.249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733604" calcext:value-type="float">
            <text:p>0.73360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952475" calcext:value-type="float">
            <text:p>1.9524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341209" calcext:value-type="float">
            <text:p>0.341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1.072705" calcext:value-type="float">
            <text:p>1.07270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1.998456" calcext:value-type="float">
            <text:p>1.9984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304661" calcext:value-type="float">
            <text:p>0.3046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0.856549" calcext:value-type="float">
            <text:p>0.85654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2.913386" calcext:value-type="float">
            <text:p>2.91338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418803" calcext:value-type="float">
            <text:p>0.418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1.26347" calcext:value-type="float">
            <text:p>1.2634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2.543847" calcext:value-type="float">
            <text:p>2.54384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399475" calcext:value-type="float">
            <text:p>0.399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0.904445" calcext:value-type="float">
            <text:p>0.904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6.452958" calcext:value-type="float">
            <text:p>6.45295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877601" calcext:value-type="float">
            <text:p>0.8776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404286" calcext:value-type="float">
            <text:p>1.40428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3.120268" calcext:value-type="float">
            <text:p>3.12026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0.483913" calcext:value-type="float">
            <text:p>0.4839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00197" calcext:value-type="float">
            <text:p>1.001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5.735005" calcext:value-type="float">
            <text:p>5.73500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1.083806" calcext:value-type="float">
            <text:p>1.0838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598928" calcext:value-type="float">
            <text:p>1.59892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3.805345" calcext:value-type="float">
            <text:p>3.8053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0.575486" calcext:value-type="float">
            <text:p>0.5754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104497" calcext:value-type="float">
            <text:p>1.1044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8.630354" calcext:value-type="float">
            <text:p>8.6303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1.291524" calcext:value-type="float">
            <text:p>1.2915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805677" calcext:value-type="float">
            <text:p>1.80567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4.615666" calcext:value-type="float">
            <text:p>4.6156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26525" calcext:value-type="float">
            <text:p>1.265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7.770251" calcext:value-type="float">
            <text:p>7.77025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1.536153" calcext:value-type="float">
            <text:p>1.536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2.037635" calcext:value-type="float">
            <text:p>2.0376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5.781734" calcext:value-type="float">
            <text:p>5.78173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434297" calcext:value-type="float">
            <text:p>1.434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1.386155" calcext:value-type="float">
            <text:p>1.38615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9.957042" calcext:value-type="float">
            <text:p>9.95704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7882" calcext:value-type="float">
            <text:p>1.78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2.242372" calcext:value-type="float">
            <text:p>2.2423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8.378145" calcext:value-type="float">
            <text:p>8.3781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1.699447" calcext:value-type="float">
            <text:p>1.699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1.475445" calcext:value-type="float">
            <text:p>1.475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13.020107" calcext:value-type="float">
            <text:p>13.02010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2.16244" calcext:value-type="float">
            <text:p>2.162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2.504222" calcext:value-type="float">
            <text:p>2.5042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8.818791" calcext:value-type="float">
            <text:p>8.81879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1.140655" calcext:value-type="float">
            <text:p>1.1406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1.586585" calcext:value-type="float">
            <text:p>1.58658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13.820134" calcext:value-type="float">
            <text:p>13.82013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2.397848" calcext:value-type="float">
            <text:p>2.397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2.787735" calcext:value-type="float">
            <text:p>2.7877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0.090119" calcext:value-type="float">
            <text:p>10.09011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378088" calcext:value-type="float">
            <text:p>2.3780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1.708919" calcext:value-type="float">
            <text:p>1.70891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8.405699" calcext:value-type="float">
            <text:p>18.40569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830069" calcext:value-type="float">
            <text:p>2.83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3.090211" calcext:value-type="float">
            <text:p>3.09021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13.235677" calcext:value-type="float">
            <text:p>13.23567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2.748344" calcext:value-type="float">
            <text:p>2.748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1.861087" calcext:value-type="float">
            <text:p>1.86108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20.601383" calcext:value-type="float">
            <text:p>20.60138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3.033465" calcext:value-type="float">
            <text:p>3.0334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3.414651" calcext:value-type="float">
            <text:p>3.4146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17.365067" calcext:value-type="float">
            <text:p>17.3650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128687" calcext:value-type="float">
            <text:p>3.1286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2.012163" calcext:value-type="float">
            <text:p>2.01216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24.554743" calcext:value-type="float">
            <text:p>24.55474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432211" calcext:value-type="float">
            <text:p>3.4322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3.759025" calcext:value-type="float">
            <text:p>3.75902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0.806862" calcext:value-type="float">
            <text:p>20.80686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376304" calcext:value-type="float">
            <text:p>3.376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2.159678" calcext:value-type="float">
            <text:p>2.15967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7.595544" calcext:value-type="float">
            <text:p>27.5955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81947" calcext:value-type="float">
            <text:p>3.819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4.10339" calcext:value-type="float">
            <text:p>4.10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21.357993" calcext:value-type="float">
            <text:p>21.35799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3.62038" calcext:value-type="float">
            <text:p>3.620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2.303551" calcext:value-type="float">
            <text:p>2.30355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32.432152" calcext:value-type="float">
            <text:p>32.43215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4.137124" calcext:value-type="float">
            <text:p>4.1371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4.488991" calcext:value-type="float">
            <text:p>4.4889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22.410344" calcext:value-type="float">
            <text:p>22.4103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2.61696" calcext:value-type="float">
            <text:p>2.616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2.420683" calcext:value-type="float">
            <text:p>2.42068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33.35246" calcext:value-type="float">
            <text:p>33.352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4.075937" calcext:value-type="float">
            <text:p>4.0759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4.89429" calcext:value-type="float">
            <text:p>4.894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24.069571" calcext:value-type="float">
            <text:p>24.0695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2.970874" calcext:value-type="float">
            <text:p>2.9708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2.622639" calcext:value-type="float">
            <text:p>2.62263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35.146882" calcext:value-type="float">
            <text:p>35.14688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5.115052" calcext:value-type="float">
            <text:p>5.1150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5.329147" calcext:value-type="float">
            <text:p>5.329147</text:p>
          </table:table-cell>
          <table:table-cell office:value-type="string" calcext:value-type="string">
            <text:p>compile Full mult</text:p>
          </table:table-cell>
          <table:table-cell office:value-type="string" calcext:value-type="string">
            <text:p>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2.760312" calcext:value-type="float">
            <text:p>2.76031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32</text:p>
          </table:table-cell>
          <table:table-cell office:value-type="float" office:value="39.42689" calcext:value-type="float">
            <text:p>39.4268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32</text:p>
          </table:table-cell>
          <table:table-cell office:value-type="float" office:value="3.77237" calcext:value-type="float">
            <text:p>3.772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5.652476" calcext:value-type="float">
            <text:p>5.6524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2.894434" calcext:value-type="float">
            <text:p>2.89443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64</text:p>
          </table:table-cell>
          <table:table-cell office:value-type="float" office:value="43.334053" calcext:value-type="float">
            <text:p>43.3340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64</text:p>
          </table:table-cell>
          <table:table-cell office:value-type="float" office:value="5.258296" calcext:value-type="float">
            <text:p>5.2582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6.110036" calcext:value-type="float">
            <text:p>6.1100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3.081546" calcext:value-type="float">
            <text:p>3.0815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96</text:p>
          </table:table-cell>
          <table:table-cell office:value-type="float" office:value="45.185393" calcext:value-type="float">
            <text:p>45.1853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96</text:p>
          </table:table-cell>
          <table:table-cell office:value-type="float" office:value="6.711325" calcext:value-type="float">
            <text:p>6.7113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6.625988" calcext:value-type="float">
            <text:p>6.62598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3.280377" calcext:value-type="float">
            <text:p>3.28037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28</text:p>
          </table:table-cell>
          <table:table-cell office:value-type="float" office:value="49.938726" calcext:value-type="float">
            <text:p>49.93872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28</text:p>
          </table:table-cell>
          <table:table-cell office:value-type="float" office:value="5.198809" calcext:value-type="float">
            <text:p>5.1988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7.137072" calcext:value-type="float">
            <text:p>7.1370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3.4723" calcext:value-type="float">
            <text:p>3.472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60</text:p>
          </table:table-cell>
          <table:table-cell office:value-type="float" office:value="50.339155" calcext:value-type="float">
            <text:p>50.3391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60</text:p>
          </table:table-cell>
          <table:table-cell office:value-type="float" office:value="5.689355" calcext:value-type="float">
            <text:p>5.6893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7.648255" calcext:value-type="float">
            <text:p>7.64825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3.686372" calcext:value-type="float">
            <text:p>3.68637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92</text:p>
          </table:table-cell>
          <table:table-cell office:value-type="float" office:value="55.670253" calcext:value-type="float">
            <text:p>55.6702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92</text:p>
          </table:table-cell>
          <table:table-cell office:value-type="float" office:value="5.948296" calcext:value-type="float">
            <text:p>5.9482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reafter: register allocation failed, insufficient capacit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169efd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362351" calcext:value-type="float">
            <text:p>0.3623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1278" calcext:value-type="float">
            <text:p>0.012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5818" calcext:value-type="float">
            <text:p>0.005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4658" calcext:value-type="float">
            <text:p>0.004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392" calcext:value-type="float">
            <text:p>0.0043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526847" calcext:value-type="float">
            <text:p>0.52684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23492" calcext:value-type="float">
            <text:p>0.0234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9959" calcext:value-type="float">
            <text:p>0.0099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7889" calcext:value-type="float">
            <text:p>0.0078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405" calcext:value-type="float">
            <text:p>0.0074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392208" calcext:value-type="float">
            <text:p>0.39220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51555" calcext:value-type="float">
            <text:p>0.05155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19993" calcext:value-type="float">
            <text:p>0.0199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13555" calcext:value-type="float">
            <text:p>0.013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1697" calcext:value-type="float">
            <text:p>0.0116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624118" calcext:value-type="float">
            <text:p>0.6241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90416" calcext:value-type="float">
            <text:p>0.09041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32003" calcext:value-type="float">
            <text:p>0.0320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20391" calcext:value-type="float">
            <text:p>0.0203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818" calcext:value-type="float">
            <text:p>0.017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517915" calcext:value-type="float">
            <text:p>0.5179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149366" calcext:value-type="float">
            <text:p>0.1493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59048" calcext:value-type="float">
            <text:p>0.059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32204" calcext:value-type="float">
            <text:p>0.032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693" calcext:value-type="float">
            <text:p>0.026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709844" calcext:value-type="float">
            <text:p>0.70984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23245" calcext:value-type="float">
            <text:p>0.2324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74096" calcext:value-type="float">
            <text:p>0.074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43102" calcext:value-type="float">
            <text:p>0.043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3953" calcext:value-type="float">
            <text:p>0.033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66091" calcext:value-type="float">
            <text:p>0.660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295973" calcext:value-type="float">
            <text:p>0.295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13209" calcext:value-type="float">
            <text:p>0.113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61115" calcext:value-type="float">
            <text:p>0.061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876079" calcext:value-type="float">
            <text:p>0.8760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432476" calcext:value-type="float">
            <text:p>0.4324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48374" calcext:value-type="float">
            <text:p>0.1483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80194" calcext:value-type="float">
            <text:p>0.080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1906" calcext:value-type="float">
            <text:p>0.061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821322" calcext:value-type="float">
            <text:p>0.8213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510172" calcext:value-type="float">
            <text:p>0.510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262411" calcext:value-type="float">
            <text:p>0.2624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59876" calcext:value-type="float">
            <text:p>0.1598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33648" calcext:value-type="float">
            <text:p>0.133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985021" calcext:value-type="float">
            <text:p>0.98502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811154" calcext:value-type="float">
            <text:p>0.8111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353562" calcext:value-type="float">
            <text:p>0.3535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86041" calcext:value-type="float">
            <text:p>0.1860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52001" calcext:value-type="float">
            <text:p>0.152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017243" calcext:value-type="float">
            <text:p>1.01724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10013" calcext:value-type="float">
            <text:p>1.10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40902" calcext:value-type="float">
            <text:p>1.24090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257056" calcext:value-type="float">
            <text:p>1.2570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628131" calcext:value-type="float">
            <text:p>0.62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89945" calcext:value-type="float">
            <text:p>0.389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00714" calcext:value-type="float">
            <text:p>0.3007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60799" calcext:value-type="float">
            <text:p>1.26079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822423" calcext:value-type="float">
            <text:p>1.8224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809925" calcext:value-type="float">
            <text:p>0.8099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95829" calcext:value-type="float">
            <text:p>0.3958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10008" calcext:value-type="float">
            <text:p>0.3100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93736" calcext:value-type="float">
            <text:p>1.4937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1.897499" calcext:value-type="float">
            <text:p>1.8974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0.934243" calcext:value-type="float">
            <text:p>0.934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23071" calcext:value-type="float">
            <text:p>0.523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29994" calcext:value-type="float">
            <text:p>0.429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6218" calcext:value-type="float">
            <text:p>1.462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2.653614" calcext:value-type="float">
            <text:p>2.65361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1.11799" calcext:value-type="float">
            <text:p>1.117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40941" calcext:value-type="float">
            <text:p>0.54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51143" calcext:value-type="float">
            <text:p>0.4511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780938" calcext:value-type="float">
            <text:p>1.78093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2.419644" calcext:value-type="float">
            <text:p>2.4196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31319" calcext:value-type="float">
            <text:p>1.313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749189" calcext:value-type="float">
            <text:p>0.7491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569155" calcext:value-type="float">
            <text:p>0.5691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53697" calcext:value-type="float">
            <text:p>1.536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3.51391" calcext:value-type="float">
            <text:p>3.51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453733" calcext:value-type="float">
            <text:p>1.453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680672" calcext:value-type="float">
            <text:p>0.680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3534" calcext:value-type="float">
            <text:p>0.435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2.090909" calcext:value-type="float">
            <text:p>2.09090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3.549483" calcext:value-type="float">
            <text:p>3.54948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1.009492" calcext:value-type="float">
            <text:p>1.0094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746288" calcext:value-type="float">
            <text:p>0.7462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1.720625" calcext:value-type="float">
            <text:p>1.7206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4.766537" calcext:value-type="float">
            <text:p>4.76653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992679" calcext:value-type="float">
            <text:p>1.99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96096" calcext:value-type="float">
            <text:p>0.96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806895" calcext:value-type="float">
            <text:p>0.806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2.437857" calcext:value-type="float">
            <text:p>2.43785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4.652257" calcext:value-type="float">
            <text:p>4.65225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138285" calcext:value-type="float">
            <text:p>2.1382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260941" calcext:value-type="float">
            <text:p>1.26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912538" calcext:value-type="float">
            <text:p>0.912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1.93662" calcext:value-type="float">
            <text:p>1.9366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5.941849" calcext:value-type="float">
            <text:p>5.94184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480137" calcext:value-type="float">
            <text:p>2.4801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392117" calcext:value-type="float">
            <text:p>1.3921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1.011592" calcext:value-type="float">
            <text:p>1.0115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820298" calcext:value-type="float">
            <text:p>2.82029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6.023474" calcext:value-type="float">
            <text:p>6.02347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2.837682" calcext:value-type="float">
            <text:p>2.8376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21595" calcext:value-type="float">
            <text:p>1.6215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34952" calcext:value-type="float">
            <text:p>1.234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144511" calcext:value-type="float">
            <text:p>2.1445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7.56293" calcext:value-type="float">
            <text:p>7.562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3.249081" calcext:value-type="float">
            <text:p>3.2490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11516" calcext:value-type="float">
            <text:p>1.611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41624" calcext:value-type="float">
            <text:p>1.241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3.232339" calcext:value-type="float">
            <text:p>3.232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7.43767" calcext:value-type="float">
            <text:p>7.437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566144" calcext:value-type="float">
            <text:p>3.5661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30462" calcext:value-type="float">
            <text:p>2.0304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4788" calcext:value-type="float">
            <text:p>1.514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2.359075" calcext:value-type="float">
            <text:p>2.35907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9.405276" calcext:value-type="float">
            <text:p>9.4052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889204" calcext:value-type="float">
            <text:p>3.889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72468" calcext:value-type="float">
            <text:p>2.072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0554" calcext:value-type="float">
            <text:p>1.5105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3.683158" calcext:value-type="float">
            <text:p>3.68315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8.91678" calcext:value-type="float">
            <text:p>8.916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284831" calcext:value-type="float">
            <text:p>4.2848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506006" calcext:value-type="float">
            <text:p>2.5060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80915" calcext:value-type="float">
            <text:p>1.8809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2.59098" calcext:value-type="float">
            <text:p>2.5909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11.213092" calcext:value-type="float">
            <text:p>11.2130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880118" calcext:value-type="float">
            <text:p>4.8801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485468" calcext:value-type="float">
            <text:p>2.485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19359" calcext:value-type="float">
            <text:p>1.8193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4.150767" calcext:value-type="float">
            <text:p>4.15076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0.798172" calcext:value-type="float">
            <text:p>10.798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4.89005" calcext:value-type="float">
            <text:p>4.890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727857" calcext:value-type="float">
            <text:p>2.727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884774" calcext:value-type="float">
            <text:p>1.8847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2.84282" calcext:value-type="float">
            <text:p>2.8428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3.573387" calcext:value-type="float">
            <text:p>13.57338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5.152932" calcext:value-type="float">
            <text:p>5.152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878172" calcext:value-type="float">
            <text:p>2.8781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681095" calcext:value-type="float">
            <text:p>1.6810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4.676152" calcext:value-type="float">
            <text:p>4.6761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3.133143" calcext:value-type="float">
            <text:p>13.13314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5.992877" calcext:value-type="float">
            <text:p>5.99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405782" calcext:value-type="float">
            <text:p>3.405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2213" calcext:value-type="float">
            <text:p>2.1522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3.050584" calcext:value-type="float">
            <text:p>3.0505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5.77623" calcext:value-type="float">
            <text:p>15.776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6.492736" calcext:value-type="float">
            <text:p>6.4927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009091" calcext:value-type="float">
            <text:p>3.009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472" calcext:value-type="float">
            <text:p>2.131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5.243203" calcext:value-type="float">
            <text:p>5.24320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5.184273" calcext:value-type="float">
            <text:p>15.184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6.8648" calcext:value-type="float">
            <text:p>6.8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814954" calcext:value-type="float">
            <text:p>3.814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613264" calcext:value-type="float">
            <text:p>2.6132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3.327779" calcext:value-type="float">
            <text:p>3.3277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8.750967" calcext:value-type="float">
            <text:p>18.7509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7.587917" calcext:value-type="float">
            <text:p>7.5879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766742" calcext:value-type="float">
            <text:p>3.766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14422" calcext:value-type="float">
            <text:p>2.5144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5.858444" calcext:value-type="float">
            <text:p>5.858444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17.453051" calcext:value-type="float">
            <text:p>17.45305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8.848187" calcext:value-type="float">
            <text:p>8.848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252371" calcext:value-type="float">
            <text:p>4.252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33747" calcext:value-type="float">
            <text:p>3.033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3.618937" calcext:value-type="float">
            <text:p>3.61893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21.427746" calcext:value-type="float">
            <text:p>21.4277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9.138817" calcext:value-type="float">
            <text:p>9.1388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303339" calcext:value-type="float">
            <text:p>4.3033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836226" calcext:value-type="float">
            <text:p>2.836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6.520712" calcext:value-type="float">
            <text:p>6.52071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0.335482" calcext:value-type="float">
            <text:p>20.33548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9.134333" calcext:value-type="float">
            <text:p>9.134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960841" calcext:value-type="float">
            <text:p>4.9608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26375" calcext:value-type="float">
            <text:p>3.5263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3.926302" calcext:value-type="float">
            <text:p>3.92630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3.842691" calcext:value-type="float">
            <text:p>23.8426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10.127571" calcext:value-type="float">
            <text:p>10.12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709142" calcext:value-type="float">
            <text:p>4.7091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250722" calcext:value-type="float">
            <text:p>3.250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7.221591" calcext:value-type="float">
            <text:p>7.2215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3.861704" calcext:value-type="float">
            <text:p>23.86170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169195" calcext:value-type="float">
            <text:p>11.1691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909477" calcext:value-type="float">
            <text:p>5.909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987187" calcext:value-type="float">
            <text:p>3.987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4.343946" calcext:value-type="float">
            <text:p>4.3439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7.837709" calcext:value-type="float">
            <text:p>27.83770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445454" calcext:value-type="float">
            <text:p>11.4454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685758" calcext:value-type="float">
            <text:p>5.6857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74847" calcext:value-type="float">
            <text:p>3.748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8.042629" calcext:value-type="float">
            <text:p>8.0426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24.089616" calcext:value-type="float">
            <text:p>24.08961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684691" calcext:value-type="float">
            <text:p>11.6846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149574" calcext:value-type="float">
            <text:p>6.1495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257734" calcext:value-type="float">
            <text:p>4.257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4.703552" calcext:value-type="float">
            <text:p>4.70355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30.810301" calcext:value-type="float">
            <text:p>30.8103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985164" calcext:value-type="float">
            <text:p>11.9851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322344" calcext:value-type="float">
            <text:p>6.322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196757" calcext:value-type="float">
            <text:p>4.196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8.84233" calcext:value-type="float">
            <text:p>8.8423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26.899864" calcext:value-type="float">
            <text:p>26.899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2.746624" calcext:value-type="float">
            <text:p>12.746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40235" calcext:value-type="float">
            <text:p>6.840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885092" calcext:value-type="float">
            <text:p>4.8850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5.045142" calcext:value-type="float">
            <text:p>5.04514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34.939077" calcext:value-type="float">
            <text:p>34.93907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3.621269" calcext:value-type="float">
            <text:p>13.6212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59812" calcext:value-type="float">
            <text:p>6.85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797926" calcext:value-type="float">
            <text:p>4.7979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9.64256" calcext:value-type="float">
            <text:p>9.6425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0.480137" calcext:value-type="float">
            <text:p>30.48013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4.38107" calcext:value-type="float">
            <text:p>14.381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8.632327" calcext:value-type="float">
            <text:p>8.6323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689846" calcext:value-type="float">
            <text:p>5.689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5.409914" calcext:value-type="float">
            <text:p>5.40991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9.012501" calcext:value-type="float">
            <text:p>39.0125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7.288281" calcext:value-type="float">
            <text:p>17.28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7.854706" calcext:value-type="float">
            <text:p>7.8547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46686" calcext:value-type="float">
            <text:p>5.46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10.54581" calcext:value-type="float">
            <text:p>10.5458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34.290126" calcext:value-type="float">
            <text:p>34.29012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6.172447" calcext:value-type="float">
            <text:p>16.172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71333" calcext:value-type="float">
            <text:p>9.171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469028" calcext:value-type="float">
            <text:p>6.469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5.793018" calcext:value-type="float">
            <text:p>5.7930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43.784555" calcext:value-type="float">
            <text:p>43.7845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9.293726" calcext:value-type="float">
            <text:p>19.293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33705" calcext:value-type="float">
            <text:p>9.1337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88581" calcext:value-type="float">
            <text:p>6.0885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11.444995" calcext:value-type="float">
            <text:p>11.44499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38.34086" calcext:value-type="float">
            <text:p>38.3408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18.105789" calcext:value-type="float">
            <text:p>18.1057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976311" calcext:value-type="float">
            <text:p>9.9763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3932" calcext:value-type="float">
            <text:p>7.03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6.159411" calcext:value-type="float">
            <text:p>6.159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48.447356" calcext:value-type="float">
            <text:p>48.447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21.526641" calcext:value-type="float">
            <text:p>21.5266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779765" calcext:value-type="float">
            <text:p>9.7797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6.721509" calcext:value-type="float">
            <text:p>6.721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12.402795" calcext:value-type="float">
            <text:p>12.402795</text:p>
          </table:table-cell>
          <table:table-cell office:value-type="string" calcext:value-type="string">
            <text:p>compile Full mult</text:p>
          </table:table-cell>
          <table:table-cell office:value-type="string" calcext:value-type="string">
            <text:p>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6.511513" calcext:value-type="float">
            <text:p>6.5115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32</text:p>
          </table:table-cell>
          <table:table-cell office:value-type="float" office:value="53.973023" calcext:value-type="float">
            <text:p>53.9730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32</text:p>
          </table:table-cell>
          <table:table-cell office:value-type="float" office:value="23.492025" calcext:value-type="float">
            <text:p>23.492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10.549616" calcext:value-type="float">
            <text:p>10.5496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7.880914" calcext:value-type="float">
            <text:p>7.8809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fter: register allocation failed, insufficient capacity</text:p>
          </table:table-cell>
          <table:table-cell table:number-columns-repeated="1016"/>
        </table:table-row>
        <table:table-row table:style-name="ro1" table:number-rows-repeated="1047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5:32:47.50652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5-03T08:35:46.902873549</dc:date>
    <meta:editing-duration>P17DT11H4M26S</meta:editing-duration>
    <meta:editing-cycles>118</meta:editing-cycles>
    <meta:generator>LibreOffice/6.1.5.2$Linux_ARM_EABI LibreOffice_project/10$Build-2</meta:generator>
    <meta:document-statistic meta:table-count="4" meta:cell-count="700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49:Timing.T252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49:Timing.T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50:Timing.T250" chart:label-cell-address="Timing.H250:Timing.H250" chart:class="chart:bar">
            <chart:data-point chart:repeated="12"/>
          </chart:series>
          <chart:series chart:style-name="ch8" chart:values-cell-range-address="Timing.I251:Timing.T251" chart:label-cell-address="Timing.H251:Timing.H251" chart:class="chart:bar">
            <chart:data-point chart:repeated="12"/>
          </chart:series>
          <chart:series chart:style-name="ch9" chart:values-cell-range-address="Timing.I252:Timing.T252" chart:label-cell-address="Timing.H252:Timing.H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49:Timing.T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50:Timing.H250</svg:desc>
                </draw:g>
              </table:table-cell>
              <table:table-cell office:value-type="float" office:value="0.003428">
                <text:p>0.003428</text:p>
                <draw:g>
                  <svg:desc>Timing.I250:Timing.T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51:Timing.H251</svg:desc>
                </draw:g>
              </table:table-cell>
              <table:table-cell office:value-type="float" office:value="0.003708">
                <text:p>0.003708</text:p>
                <draw:g>
                  <svg:desc>Timing.I251:Timing.T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52:Timing.H252</svg:desc>
                </draw:g>
              </table:table-cell>
              <table:table-cell office:value-type="float" office:value="0.003499">
                <text:p>0.003499</text:p>
                <draw:g>
                  <svg:desc>Timing.I252:Timing.T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H444:Timing.U447" chart:data-source-has-labels="both" svg:x="1.39cm" svg:y="2.294cm" svg:width="14.018cm" svg:height="8.128cm">
          <chartooo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I444:Timing.U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I445:Timing.U445" chart:label-cell-address="Timing.H445:Timing.H445" chart:class="chart:bar">
            <chart:data-point chart:repeated="13"/>
          </chart:series>
          <chart:series chart:style-name="ch12" chart:values-cell-range-address="Timing.I446:Timing.U446" chart:label-cell-address="Timing.H446:Timing.H446" chart:class="chart:bar">
            <chart:data-point chart:repeated="13"/>
          </chart:series>
          <chart:series chart:style-name="ch13" chart:values-cell-range-address="Timing.I447:Timing.U447" chart:label-cell-address="Timing.H447:Timing.H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44:Timing.U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H445:Timing.H445</svg:desc>
                </draw:g>
              </table:table-cell>
              <table:table-cell office:value-type="float" office:value="0.003499">
                <text:p>0.003499</text:p>
                <draw:g>
                  <svg:desc>Timing.I445:Timing.U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H446:Timing.H446</svg:desc>
                </draw:g>
              </table:table-cell>
              <table:table-cell office:value-type="float" office:value="0.003383">
                <text:p>0.003383</text:p>
                <draw:g>
                  <svg:desc>Timing.I446:Timing.U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H447:Timing.H447</svg:desc>
                </draw:g>
              </table:table-cell>
              <table:table-cell office:value-type="float" office:value="0.00326">
                <text:p>0.00326</text:p>
                <draw:g>
                  <svg:desc>Timing.I447:Timing.U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I185:Timing.N187" chart:data-source-has-labels="both" svg:x="1.439cm" svg:y="2.204cm" svg:width="17.233cm" svg:height="6.723cm">
          <chartooo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J185:Timing.N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J186:Timing.N186" chart:label-cell-address="Timing.I186:Timing.I186" chart:class="chart:bar">
            <chart:data-point chart:repeated="5"/>
          </chart:series>
          <chart:series chart:style-name="ch13" chart:values-cell-range-address="Timing.J187:Timing.N187" chart:label-cell-address="Timing.I187:Timing.I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J185:Timing.N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I186:Timing.I186</svg:desc>
                </draw:g>
              </table:table-cell>
              <table:table-cell office:value-type="float" office:value="58.47852">
                <text:p>58.47852</text:p>
                <draw:g>
                  <svg:desc>Timing.J186:Timing.N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I187:Timing.I187</svg:desc>
                </draw:g>
              </table:table-cell>
              <table:table-cell office:value-type="float" office:value="34.449104">
                <text:p>34.449104</text:p>
                <draw:g>
                  <svg:desc>Timing.J187:Timing.N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09cm" svg:height="14.425cm" xlink:href=".." xlink:type="simple" chart:class="chart:bar" chart:style-name="ch1">
        <chart:title svg:x="7.051cm" svg:y="0.424cm" chart:style-name="ch2">
          <text:p>Pi4-64 Compare Full and Block Matrix Multiplication</text:p>
        </chart:title>
        <chart:subtitle svg:x="11.139cm" svg:y="1.491cm" chart:style-name="ch3">
          <text:p>10 iterations</text:p>
        </chart:subtitle>
        <chart:legend chart:legend-position="end" svg:x="21.055cm" svg:y="6.664cm" style:legend-expansion="high" chart:style-name="ch4"/>
        <chart:plot-area chart:style-name="ch5" table:cell-range-address="Timing.H1110:Timing.AM1110 Timing.H1120:Timing.AM1120 Timing.H1122:Timing.AM1122" chart:data-source-has-labels="both" svg:x="0.842cm" svg:y="2.69cm" svg:width="19.902cm" svg:height="10.809cm">
          <chartooo:coordinate-region svg:x="1.278cm" svg:y="2.889cm" svg:width="19.466cm" svg:height="9.963cm"/>
          <chart:axis chart:dimension="x" chart:name="primary-x" chart:style-name="ch6" chartooo:axis-type="auto">
            <chartooo:date-scale/>
            <chart:title svg:x="9.505cm" svg:y="13.787cm" chart:style-name="ch7">
              <text:p>Matrix dimension</text:p>
            </chart:title>
            <chart:categories table:cell-range-address="Timing.I1110:Timing.AM1110"/>
          </chart:axis>
          <chart:axis chart:dimension="y" chart:name="primary-y" chart:style-name="ch8">
            <chart:title svg:x="0cm" svg:y="8.786cm" chart:style-name="ch9">
              <text:p>Seconds</text:p>
            </chart:title>
            <chart:grid chart:style-name="ch10" chart:class="major"/>
          </chart:axis>
          <chart:series chart:style-name="ch11" chart:values-cell-range-address="Timing.I1120:Timing.AM1120" chart:label-cell-address="Timing.H1120:Timing.H1120" chart:class="chart:bar">
            <chart:data-point chart:repeated="31"/>
          </chart:series>
          <chart:series chart:style-name="ch12" chart:values-cell-range-address="Timing.I1122:Timing.AM1122" chart:label-cell-address="Timing.H1122:Timing.H112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I1110:Timing.AM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  <table:table-cell office:value-type="float" office:value="608">
                <text:p>608</text:p>
              </table:table-cell>
              <table:table-cell office:value-type="float" office:value="640">
                <text:p>640</text:p>
              </table:table-cell>
              <table:table-cell office:value-type="float" office:value="672">
                <text:p>672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</table:table-row>
          </table:table-header-rows>
          <table:table-rows>
            <table:table-row>
              <table:table-cell office:value-type="string">
                <text:p>Pi4-64 full -n=8</text:p>
                <draw:g>
                  <svg:desc>Timing.H1120:Timing.H1120</svg:desc>
                </draw:g>
              </table:table-cell>
              <table:table-cell office:value-type="float" office:value="0.002218">
                <text:p>0.002218</text:p>
                <draw:g>
                  <svg:desc>Timing.I1120:Timing.AM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  <table:table-cell office:value-type="float" office:value="2.378088">
                <text:p>2.378088</text:p>
              </table:table-cell>
              <table:table-cell office:value-type="float" office:value="2.748344">
                <text:p>2.748344</text:p>
              </table:table-cell>
              <table:table-cell office:value-type="float" office:value="3.033465">
                <text:p>3.033465</text:p>
              </table:table-cell>
              <table:table-cell office:value-type="float" office:value="3.376304">
                <text:p>3.376304</text:p>
              </table:table-cell>
              <table:table-cell office:value-type="float" office:value="4.137124">
                <text:p>4.137124</text:p>
              </table:table-cell>
              <table:table-cell office:value-type="float" office:value="2.61696">
                <text:p>2.61696</text:p>
              </table:table-cell>
              <table:table-cell office:value-type="float" office:value="2.970874">
                <text:p>2.9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 block -n=8</text:p>
                <draw:g>
                  <svg:desc>Timing.H1122:Timing.H1122</svg:desc>
                </draw:g>
              </table:table-cell>
              <table:table-cell office:value-type="float" office:value="0.00299">
                <text:p>0.00299</text:p>
                <draw:g>
                  <svg:desc>Timing.I1122:Timing.AM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  <table:table-cell office:value-type="float" office:value="2.830069">
                <text:p>2.830069</text:p>
              </table:table-cell>
              <table:table-cell office:value-type="float" office:value="3.033465">
                <text:p>3.033465</text:p>
              </table:table-cell>
              <table:table-cell office:value-type="float" office:value="3.128687">
                <text:p>3.128687</text:p>
              </table:table-cell>
              <table:table-cell office:value-type="float" office:value="3.81947">
                <text:p>3.81947</text:p>
              </table:table-cell>
              <table:table-cell office:value-type="float" office:value="2.61696">
                <text:p>2.61696</text:p>
              </table:table-cell>
              <table:table-cell office:value-type="float" office:value="4.075937">
                <text:p>4.075937</text:p>
              </table:table-cell>
              <table:table-cell office:value-type="float" office:value="5.115052">
                <text:p>5.115052</text:p>
              </table:table-cell>
              <table:table-cell office:value-type="float" office:value="3.77237">
                <text:p>3.77237</text:p>
              </table:table-cell>
              <table:table-cell office:value-type="float" office:value="5.258296">
                <text:p>5.258296</text:p>
              </table:table-cell>
              <table:table-cell office:value-type="float" office:value="6.711325">
                <text:p>6.711325</text:p>
              </table:table-cell>
              <table:table-cell office:value-type="float" office:value="5.198809">
                <text:p>5.198809</text:p>
              </table:table-cell>
              <table:table-cell office:value-type="float" office:value="5.689355">
                <text:p>5.689355</text:p>
              </table:table-cell>
              <table:table-cell office:value-type="float" office:value="5.948296">
                <text:p>5.94829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cm" svg:height="11.158cm" xlink:href=".." xlink:type="simple" chart:class="chart:bar" chart:style-name="ch1">
        <chart:title svg:x="8.275cm" svg:y="0.359cm" chart:style-name="ch2">
          <text:p>v3d Block Multiplication</text:p>
        </chart:title>
        <chart:subtitle svg:x="9.585cm" svg:y="1.361cm" chart:style-name="ch3">
          <text:p>10 iterations</text:p>
        </chart:subtitle>
        <chart:legend chart:legend-position="end" svg:x="17.946cm" svg:y="4.533cm" style:legend-expansion="high" chart:style-name="ch4"/>
        <chart:plot-area chart:style-name="ch5" table:cell-range-address="Timing.H1110:Timing.Z1110 Timing.H1119:Timing.Z1122" chart:data-source-has-labels="both" svg:x="1.439cm" svg:y="2.267cm" svg:width="16.079cm" svg:height="7.687cm">
          <chartooo:coordinate-region svg:x="2.06cm" svg:y="2.466cm" svg:width="15.458cm" svg:height="6.841cm"/>
          <chart:axis chart:dimension="x" chart:name="primary-x" chart:style-name="ch6" chartooo:axis-type="auto">
            <chartooo:date-scale/>
            <chart:title svg:x="8.19cm" svg:y="10.177cm" chart:style-name="ch7">
              <text:p>Matrix dimension</text:p>
            </chart:title>
            <chart:categories table:cell-range-address="Timing.I1110:Timing.Z1110"/>
          </chart:axis>
          <chart:axis chart:dimension="y" chart:name="primary-y" chart:style-name="ch8">
            <chart:title svg:x="0.451cm" svg:y="6.802cm" chart:style-name="ch9">
              <text:p>Seconds</text:p>
            </chart:title>
            <chart:grid chart:style-name="ch10" chart:class="major"/>
          </chart:axis>
          <chart:series chart:style-name="ch11" chart:values-cell-range-address="Timing.I1119:Timing.Z1119" chart:label-cell-address="Timing.H1119:Timing.H1119" chart:class="chart:bar">
            <chart:data-point chart:repeated="18"/>
          </chart:series>
          <chart:series chart:style-name="ch12" chart:values-cell-range-address="Timing.I1120:Timing.Z1120" chart:label-cell-address="Timing.H1120:Timing.H1120" chart:class="chart:bar">
            <chart:data-point chart:repeated="18"/>
          </chart:series>
          <chart:series chart:style-name="ch13" chart:values-cell-range-address="Timing.I1121:Timing.Z1121" chart:label-cell-address="Timing.H1121:Timing.H1121" chart:class="chart:bar">
            <chart:data-point chart:repeated="18"/>
          </chart:series>
          <chart:series chart:style-name="ch14" chart:values-cell-range-address="Timing.I1122:Timing.Z1122" chart:label-cell-address="Timing.H1122:Timing.H112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I1110:Timing.Z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Pi4-64 full -n=1</text:p>
                <draw:g>
                  <svg:desc>Timing.H1119:Timing.H1119</svg:desc>
                </draw:g>
              </table:table-cell>
              <table:table-cell office:value-type="float" office:value="0.008195">
                <text:p>0.008195</text:p>
                <draw:g>
                  <svg:desc>Timing.I1119:Timing.Z1119</svg:desc>
                </draw:g>
              </table:table-cell>
              <table:table-cell office:value-type="float" office:value="0.031683">
                <text:p>0.031683</text:p>
              </table:table-cell>
              <table:table-cell office:value-type="float" office:value="0.07533">
                <text:p>0.07533</text:p>
              </table:table-cell>
              <table:table-cell office:value-type="float" office:value="0.145685">
                <text:p>0.145685</text:p>
              </table:table-cell>
              <table:table-cell office:value-type="float" office:value="0.24717">
                <text:p>0.24717</text:p>
              </table:table-cell>
              <table:table-cell office:value-type="float" office:value="0.384656">
                <text:p>0.384656</text:p>
              </table:table-cell>
              <table:table-cell office:value-type="float" office:value="0.563212">
                <text:p>0.563212</text:p>
              </table:table-cell>
              <table:table-cell office:value-type="float" office:value="0.790538">
                <text:p>0.790538</text:p>
              </table:table-cell>
              <table:table-cell office:value-type="float" office:value="1.205929">
                <text:p>1.205929</text:p>
              </table:table-cell>
              <table:table-cell office:value-type="float" office:value="1.590564">
                <text:p>1.590564</text:p>
              </table:table-cell>
              <table:table-cell office:value-type="float" office:value="1.998456">
                <text:p>1.998456</text:p>
              </table:table-cell>
              <table:table-cell office:value-type="float" office:value="2.543847">
                <text:p>2.543847</text:p>
              </table:table-cell>
              <table:table-cell office:value-type="float" office:value="3.120268">
                <text:p>3.120268</text:p>
              </table:table-cell>
              <table:table-cell office:value-type="float" office:value="3.805345">
                <text:p>3.805345</text:p>
              </table:table-cell>
              <table:table-cell office:value-type="float" office:value="4.615666">
                <text:p>4.615666</text:p>
              </table:table-cell>
              <table:table-cell office:value-type="float" office:value="5.781734">
                <text:p>5.781734</text:p>
              </table:table-cell>
              <table:table-cell office:value-type="float" office:value="8.378145">
                <text:p>8.378145</text:p>
              </table:table-cell>
              <table:table-cell office:value-type="float" office:value="8.818791">
                <text:p>8.818791</text:p>
              </table:table-cell>
            </table:table-row>
            <table:table-row>
              <table:table-cell office:value-type="string">
                <text:p>Pi4-64 full -n=8</text:p>
                <draw:g>
                  <svg:desc>Timing.H1120:Timing.H1120</svg:desc>
                </draw:g>
              </table:table-cell>
              <table:table-cell office:value-type="float" office:value="0.002218">
                <text:p>0.002218</text:p>
                <draw:g>
                  <svg:desc>Timing.I1120:Timing.Z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</table:table-row>
            <table:table-row>
              <table:table-cell office:value-type="string">
                <text:p>Pi4-64 block -n=1</text:p>
                <draw:g>
                  <svg:desc>Timing.H1121:Timing.H1121</svg:desc>
                </draw:g>
              </table:table-cell>
              <table:table-cell office:value-type="float" office:value="0.014208">
                <text:p>0.014208</text:p>
                <draw:g>
                  <svg:desc>Timing.I1121:Timing.Z1121</svg:desc>
                </draw:g>
              </table:table-cell>
              <table:table-cell office:value-type="float" office:value="0.055811">
                <text:p>0.055811</text:p>
              </table:table-cell>
              <table:table-cell office:value-type="float" office:value="0.129277">
                <text:p>0.129277</text:p>
              </table:table-cell>
              <table:table-cell office:value-type="float" office:value="0.239092">
                <text:p>0.239092</text:p>
              </table:table-cell>
              <table:table-cell office:value-type="float" office:value="0.388923">
                <text:p>0.388923</text:p>
              </table:table-cell>
              <table:table-cell office:value-type="float" office:value="0.583035">
                <text:p>0.583035</text:p>
              </table:table-cell>
              <table:table-cell office:value-type="float" office:value="0.832769">
                <text:p>0.832769</text:p>
              </table:table-cell>
              <table:table-cell office:value-type="float" office:value="1.146657">
                <text:p>1.146657</text:p>
              </table:table-cell>
              <table:table-cell office:value-type="float" office:value="1.510728">
                <text:p>1.510728</text:p>
              </table:table-cell>
              <table:table-cell office:value-type="float" office:value="1.952475">
                <text:p>1.952475</text:p>
              </table:table-cell>
              <table:table-cell office:value-type="float" office:value="2.913386">
                <text:p>2.913386</text:p>
              </table:table-cell>
              <table:table-cell office:value-type="float" office:value="6.452958">
                <text:p>6.452958</text:p>
              </table:table-cell>
              <table:table-cell office:value-type="float" office:value="5.735005">
                <text:p>5.735005</text:p>
              </table:table-cell>
              <table:table-cell office:value-type="float" office:value="8.630354">
                <text:p>8.630354</text:p>
              </table:table-cell>
              <table:table-cell office:value-type="float" office:value="7.770251">
                <text:p>7.770251</text:p>
              </table:table-cell>
              <table:table-cell office:value-type="float" office:value="9.957042">
                <text:p>9.957042</text:p>
              </table:table-cell>
              <table:table-cell office:value-type="float" office:value="13.020107">
                <text:p>13.020107</text:p>
              </table:table-cell>
              <table:table-cell office:value-type="float" office:value="13.820134">
                <text:p>13.820134</text:p>
              </table:table-cell>
            </table:table-row>
            <table:table-row>
              <table:table-cell office:value-type="string">
                <text:p>Pi4-64 block -n=8</text:p>
                <draw:g>
                  <svg:desc>Timing.H1122:Timing.H1122</svg:desc>
                </draw:g>
              </table:table-cell>
              <table:table-cell office:value-type="float" office:value="0.00299">
                <text:p>0.00299</text:p>
                <draw:g>
                  <svg:desc>Timing.I1122:Timing.Z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214:Timing.R217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214:Timing.R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15:Timing.R215" chart:label-cell-address="Timing.H215:Timing.H215" chart:class="chart:bar">
            <chart:data-point chart:repeated="10"/>
          </chart:series>
          <chart:series chart:style-name="ch12" chart:values-cell-range-address="Timing.I216:Timing.R216" chart:label-cell-address="Timing.H216:Timing.H216" chart:class="chart:bar">
            <chart:data-point chart:repeated="10"/>
          </chart:series>
          <chart:series chart:style-name="ch13" chart:values-cell-range-address="Timing.I217:Timing.R217" chart:label-cell-address="Timing.H217:Timing.H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14:Timing.R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15:Timing.H215</svg:desc>
                </draw:g>
              </table:table-cell>
              <table:table-cell office:value-type="float" office:value="0.003205">
                <text:p>0.003205</text:p>
                <draw:g>
                  <svg:desc>Timing.I215:Timing.R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16:Timing.H216</svg:desc>
                </draw:g>
              </table:table-cell>
              <table:table-cell office:value-type="float" office:value="0.003964">
                <text:p>0.003964</text:p>
                <draw:g>
                  <svg:desc>Timing.I216:Timing.R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17:Timing.H217</svg:desc>
                </draw:g>
              </table:table-cell>
              <table:table-cell office:value-type="float" office:value="0.003467">
                <text:p>0.003467</text:p>
                <draw:g>
                  <svg:desc>Timing.I217:Timing.R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72:Timing.R376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72:Timing.R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73:Timing.R373" chart:label-cell-address="Timing.H373:Timing.H373" chart:class="chart:bar">
            <chart:data-point chart:repeated="10"/>
          </chart:series>
          <chart:series chart:style-name="ch12" chart:values-cell-range-address="Timing.I374:Timing.R374" chart:label-cell-address="Timing.H374:Timing.H374" chart:class="chart:bar">
            <chart:data-point chart:repeated="10"/>
          </chart:series>
          <chart:series chart:style-name="ch13" chart:values-cell-range-address="Timing.I375:Timing.R375" chart:label-cell-address="Timing.H375:Timing.H375" chart:class="chart:bar">
            <chart:data-point chart:repeated="10"/>
          </chart:series>
          <chart:series chart:style-name="ch14" chart:values-cell-range-address="Timing.I376:Timing.R376" chart:label-cell-address="Timing.H376:Timing.H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72:Timing.R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73:Timing.H373</svg:desc>
                </draw:g>
              </table:table-cell>
              <table:table-cell office:value-type="float" office:value="0.005854">
                <text:p>0.005854</text:p>
                <draw:g>
                  <svg:desc>Timing.I373:Timing.R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74:Timing.H374</svg:desc>
                </draw:g>
              </table:table-cell>
              <table:table-cell office:value-type="float" office:value="0.003205">
                <text:p>0.003205</text:p>
                <draw:g>
                  <svg:desc>Timing.I374:Timing.R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75:Timing.H375</svg:desc>
                </draw:g>
              </table:table-cell>
              <table:table-cell office:value-type="float" office:value="0.002477">
                <text:p>0.002477</text:p>
                <draw:g>
                  <svg:desc>Timing.I375:Timing.R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76:Timing.H376</svg:desc>
                </draw:g>
              </table:table-cell>
              <table:table-cell office:value-type="float" office:value="0.003428">
                <text:p>0.003428</text:p>
                <draw:g>
                  <svg:desc>Timing.I376:Timing.R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406:Timing.AE410 Timing.H406:Timing.H410 Timing.S526:Timing.S526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406:Timing.AE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407:Timing.AE407" chart:label-cell-address="Timing.H407:Timing.H407" chart:class="chart:bar">
            <chart:data-point chart:repeated="23"/>
          </chart:series>
          <chart:series chart:style-name="ch13" chart:values-cell-range-address="Timing.I408:Timing.AE408" chart:label-cell-address="Timing.H408:Timing.H408" chart:class="chart:bar">
            <chart:data-point chart:repeated="23"/>
          </chart:series>
          <chart:series chart:style-name="ch14" chart:values-cell-range-address="Timing.I409:Timing.AE409" chart:label-cell-address="Timing.H409:Timing.H409" chart:class="chart:bar">
            <chart:data-point chart:repeated="23"/>
          </chart:series>
          <chart:series chart:style-name="ch15" chart:values-cell-range-address="Timing.I410:Timing.AE410" chart:label-cell-address="Timing.H410:Timing.H410" chart:class="chart:bar">
            <chart:data-point chart:repeated="23"/>
            <loext:propertry-mapping loext:property="FillColor" loext:cell-range-address="Timing.S526:Timing.S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06:Timing.AE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407:Timing.H407</svg:desc>
                </draw:g>
              </table:table-cell>
              <table:table-cell office:value-type="float" office:value="0.006209">
                <text:p>0.006209</text:p>
                <draw:g>
                  <svg:desc>Timing.I407:Timing.AE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408:Timing.H408</svg:desc>
                </draw:g>
              </table:table-cell>
              <table:table-cell office:value-type="float" office:value="0.003467">
                <text:p>0.003467</text:p>
                <draw:g>
                  <svg:desc>Timing.I408:Timing.AE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409:Timing.H409</svg:desc>
                </draw:g>
              </table:table-cell>
              <table:table-cell office:value-type="float" office:value="0.002753">
                <text:p>0.002753</text:p>
                <draw:g>
                  <svg:desc>Timing.I409:Timing.AE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410:Timing.H410</svg:desc>
                </draw:g>
              </table:table-cell>
              <table:table-cell office:value-type="float" office:value="0.003499">
                <text:p>0.003499</text:p>
                <draw:g>
                  <svg:desc>Timing.I410:Timing.AE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26:Timing.S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928:Timing.AD931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928:Timing.AD928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929:Timing.AD929" chart:label-cell-address="Timing.H929:Timing.H929" chart:class="chart:bar">
            <chart:data-point chart:repeated="22"/>
          </chart:series>
          <chart:series chart:style-name="ch11" chart:values-cell-range-address="Timing.I930:Timing.AD930" chart:label-cell-address="Timing.H930:Timing.H930" chart:class="chart:bar">
            <chart:data-point chart:repeated="22"/>
          </chart:series>
          <chart:series chart:style-name="ch12" chart:values-cell-range-address="Timing.I931:Timing.AD931" chart:label-cell-address="Timing.H931:Timing.H93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928:Timing.AD928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929:Timing.H929</svg:desc>
                </draw:g>
              </table:table-cell>
              <table:table-cell office:value-type="float" office:value="0.071671">
                <text:p>0.071671</text:p>
                <draw:g>
                  <svg:desc>Timing.I929:Timing.AD9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930:Timing.H930</svg:desc>
                </draw:g>
              </table:table-cell>
              <table:table-cell office:value-type="float" office:value="0.452014">
                <text:p>0.452014</text:p>
                <draw:g>
                  <svg:desc>Timing.I930:Timing.AD930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931:Timing.H931</svg:desc>
                </draw:g>
              </table:table-cell>
              <table:table-cell office:value-type="float" office:value="0.548715">
                <text:p>0.548715</text:p>
                <draw:g>
                  <svg:desc>Timing.I931:Timing.AD931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